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95cm" fo:min-width="5.469cm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3.945cm"/>
    </style:style>
    <style:style style:name="gr3" style:family="graphic" style:parent-style-name="standard">
      <style:graphic-properties draw:textarea-horizontal-align="justify" draw:textarea-vertical-align="middle" draw:auto-grow-height="false" fo:min-height="2.444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1.963cm" fo:min-width="2.67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925cm" fo:min-width="11.819cm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3.437cm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969cm" svg:height="4.445cm" svg:x="8.112cm" svg:y="7.86cm">
          <text:p text:style-name="P1">Beagle Bone Black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445cm" svg:height="3.048cm" svg:x="1.635cm" svg:y="2.018cm">
          <text:p text:style-name="P1">Force Sensor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5.08cm" svg:height="2.694cm" svg:x="2.143cm" svg:y="15.453cm">
          <text:p text:style-name="P1">Stepper Driver 1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445cm" svg:height="3.048cm" svg:x="8.765cm" svg:y="2.045cm">
          <text:p text:style-name="P1">Force Sensor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5.08cm" svg:height="2.694cm" svg:x="8.643cm" svg:y="15.453cm">
          <text:p text:style-name="P1">Stepper Driver 2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5.08cm" svg:height="2.694cm" svg:x="15.478cm" svg:y="15.48cm">
          <text:p text:style-name="P1">Stepper Driver 3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3.175cm" svg:height="2.213cm" svg:x="17.002cm" svg:y="9.076cm">
          <text:p text:style-name="P1">Radio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4.081cm" svg:y1="10.082cm" svg:x2="17.002cm" svg:y2="10.182cm" draw:start-shape="id1" draw:start-glue-point="1" draw:end-shape="id2" draw:end-glue-point="3" svg:d="M14081 10082l2921 100" svg:viewBox="0 0 2922 101">
          <text:p text:style-name="P2"><text:span text:style-name="T1">USB</text:span></text:p>
        </draw:connector>
        <draw:connector draw:style-name="gr5" draw:text-style-name="P1" draw:layer="layout" draw:type="line" svg:x1="11.096cm" svg:y1="7.86cm" svg:x2="10.987cm" svg:y2="5.093cm" draw:start-shape="id1" draw:start-glue-point="0" draw:end-shape="id3" draw:end-glue-point="2" svg:d="M11096 7860l-109-2767" svg:viewBox="0 0 110 2768">
          <text:p text:style-name="P1"><text:span text:style-name="T1">5V(P9_5)</text:span></text:p>
          <text:p text:style-name="P1"><text:span text:style-name="T1">GND(P9_34)</text:span></text:p>
          <text:p text:style-name="P1"><text:span text:style-name="T1">Analog(P9_40)</text:span></text:p>
          <text:p text:style-name="P1"/>
        </draw:connector>
        <draw:connector draw:style-name="gr5" draw:text-style-name="P2" draw:layer="layout" draw:type="line" svg:x1="8.765cm" svg:y1="3.569cm" svg:x2="6.08cm" svg:y2="3.542cm" draw:start-shape="id3" draw:start-glue-point="3" draw:end-shape="id4" draw:end-glue-point="1" svg:d="M8765 3569l-2685-27" svg:viewBox="0 0 2686 28">
          <text:p text:style-name="P1"><text:span text:style-name="T1">5V</text:span></text:p>
          <text:p text:style-name="P1"><text:span text:style-name="T1">GND</text:span></text:p>
        </draw:connector>
        <draw:connector draw:style-name="gr5" draw:text-style-name="P2" draw:layer="layout" draw:type="line" svg:x1="3.857cm" svg:y1="5.066cm" svg:x2="8.112cm" svg:y2="10.082cm" draw:start-shape="id4" draw:start-glue-point="2" draw:end-shape="id1" svg:d="M3857 5066l4255 5016" svg:viewBox="0 0 4256 5017">
          <text:p text:style-name="P1"><text:span text:style-name="T1">Analog(P9_39)</text:span></text:p>
        </draw:connector>
        <draw:connector draw:style-name="gr5" draw:text-style-name="P2" draw:layer="layout" draw:type="line" svg:x1="4.683cm" svg:y1="15.453cm" svg:x2="11.096cm" svg:y2="12.305cm" draw:start-shape="id5" draw:start-glue-point="0" draw:end-shape="id1" draw:end-glue-point="2" svg:d="M4683 15453l6413-3148" svg:viewBox="0 0 6414 3149">
          <text:p text:style-name="P2"><text:span text:style-name="T1">Step(P8_13)</text:span></text:p>
          <text:p text:style-name="P2"><text:span text:style-name="T1">Direction(P8_14)</text:span></text:p>
          <text:p text:style-name="P2"><text:span text:style-name="T1">Enable(P8_15)</text:span></text:p>
          <text:p text:style-name="P2"><text:span text:style-name="T1">GND(P8_2)</text:span></text:p>
        </draw:connector>
        <draw:connector draw:style-name="gr5" draw:text-style-name="P2" draw:layer="layout" draw:type="line" svg:x1="11.183cm" svg:y1="15.453cm" svg:x2="11.096cm" svg:y2="12.305cm" draw:start-shape="id6" draw:start-glue-point="0" draw:end-shape="id1" draw:end-glue-point="2" svg:d="M11183 15453l-87-3148" svg:viewBox="0 0 88 3149">
          <text:p text:style-name="P2"><text:span text:style-name="T1">Step(P9_14)</text:span></text:p>
          <text:p text:style-name="P2"><text:span text:style-name="T1">Direction(P9_15)</text:span></text:p>
          <text:p text:style-name="P2"><text:span text:style-name="T1">Enable(P9_16)</text:span></text:p>
          <text:p text:style-name="P2"><text:span text:style-name="T1">GND(P9_1)</text:span></text:p>
        </draw:connector>
        <draw:connector draw:style-name="gr5" draw:text-style-name="P1" draw:layer="layout" draw:type="line" svg:x1="18.018cm" svg:y1="15.48cm" svg:x2="11.096cm" svg:y2="12.305cm" draw:start-shape="id7" draw:start-glue-point="0" draw:end-shape="id1" draw:end-glue-point="2" svg:d="M18018 15480l-6922-3175" svg:viewBox="0 0 6923 3176">
          <text:p text:style-name="P1"><text:span text:style-name="T1">Step(P9_21)</text:span></text:p>
          <text:p text:style-name="P1"><text:span text:style-name="T1"><text:s/></text:span><text:span text:style-name="T1">Direction(P9_22)</text:span></text:p>
          <text:p text:style-name="P1"><text:span text:style-name="T1"><text:s/></text:span><text:span text:style-name="T1">Enable(P9_23)</text:span></text:p>
          <text:p text:style-name="P1"><text:span text:style-name="T1"/></text:p>
          <text:p text:style-name="P1"/>
        </draw:connector>
        <draw:connector draw:style-name="gr5" draw:text-style-name="P2" draw:layer="layout" draw:type="line" svg:x1="15.478cm" svg:y1="16.827cm" svg:x2="13.723cm" svg:y2="16.8cm" draw:start-shape="id7" draw:start-glue-point="3" draw:end-shape="id6" draw:end-glue-point="1" svg:d="M15478 16827l-1755-27" svg:viewBox="0 0 1756 28">
          <text:p text:style-name="P2"><text:span text:style-name="T1">GND</text:span></text:p>
          <text:p text:style-name="P2"><text:span text:style-name="T1">Vbat</text:span></text:p>
          <text:p text:style-name="P2"><text:span text:style-name="T1">GNDbat</text:span></text:p>
        </draw:connector>
        <draw:custom-shape draw:style-name="gr6" draw:text-style-name="P1" xml:id="id8" draw:id="id8" draw:layer="layout" svg:width="12.319cm" svg:height="3.175cm" svg:x="4.556cm" svg:y="22.336cm">
          <text:p text:style-name="P1">Battery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4.683cm" svg:y1="18.147cm" svg:x2="10.715cm" svg:y2="22.336cm" draw:start-shape="id5" draw:start-glue-point="2" draw:end-shape="id8" draw:end-glue-point="0" svg:d="M4683 18147l6032 4189" svg:viewBox="0 0 6033 4190">
          <text:p text:style-name="P2"><text:span text:style-name="T1">Vbat</text:span></text:p>
          <text:p text:style-name="P2"><text:span text:style-name="T1">GNDbat</text:span></text:p>
        </draw:connector>
        <draw:connector draw:style-name="gr5" draw:text-style-name="P2" draw:layer="layout" draw:type="line" svg:x1="11.183cm" svg:y1="18.147cm" svg:x2="10.715cm" svg:y2="22.336cm" draw:start-shape="id6" draw:start-glue-point="2" draw:end-shape="id8" draw:end-glue-point="0" svg:d="M11183 18147l-468 4189" svg:viewBox="0 0 469 4190">
          <text:p text:style-name="P2"><text:span text:style-name="T1">Vbat</text:span></text:p>
          <text:p text:style-name="P2"><text:span text:style-name="T1">GNDbat</text:span></text:p>
        </draw:connector>
        <draw:custom-shape draw:style-name="gr7" draw:text-style-name="P1" xml:id="id9" draw:id="id9" draw:layer="layout" svg:width="3.937cm" svg:height="2.159cm" svg:x="2.016cm" svg:y="8.874cm">
          <text:p text:style-name="P1">5V Regulator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5.953cm" svg:y1="9.953cm" svg:x2="8.112cm" svg:y2="10.082cm" draw:start-shape="id9" draw:start-glue-point="1" draw:end-shape="id1" draw:end-glue-point="3" svg:d="M5953 9953l2159 129" svg:viewBox="0 0 2160 130">
          <text:p/>
        </draw:connector>
        <draw:connector draw:style-name="gr8" draw:text-style-name="P1" xml:id="id10" draw:id="id10" draw:layer="layout" draw:type="line" svg:x1="2.016cm" svg:y1="9.953cm" svg:x2="1.323cm" svg:y2="19.012cm" draw:start-shape="id9" draw:start-glue-point="3" svg:d="M2016 9953l-693 9059" svg:viewBox="0 0 694 9060">
          <text:p/>
        </draw:connector>
        <draw:connector draw:style-name="gr5" draw:text-style-name="P2" draw:layer="layout" draw:type="line" svg:x1="4.556cm" svg:y1="23.923cm" svg:x2="1.323cm" svg:y2="19.012cm" draw:start-shape="id8" draw:start-glue-point="3" draw:end-shape="id10" draw:end-glue-point="3" svg:d="M4556 23923l-3233-4911" svg:viewBox="0 0 3234 4912">
          <text:p text:style-name="P1"><text:span text:style-name="T1">Vbat</text:span></text:p>
          <text:p text:style-name="P1"><text:span text:style-name="T1">GND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3T13:32:22.698000000</meta:creation-date>
    <dc:date>2015-09-14T16:17:15.043000000</dc:date>
    <meta:editing-duration>P1DT2H6M21S</meta:editing-duration>
    <meta:editing-cycles>13</meta:editing-cycles>
    <meta:generator>LibreOffice/4.4.4.3$Windows_x86 LibreOffice_project/2c39ebcf046445232b798108aa8a7e7d89552ea8</meta:generator>
    <meta:document-statistic meta:object-count="22"/>
  </office:meta>
</office:document-meta>
</file>